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apple-system" svg:font-family="apple-system, BlinkMacSystemFont, 'Segoe UI', Roboto, 'Noto Sans', Ubuntu, 'Droid Sans', 'Helvetica Neue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normal" officeooo:rsid="00047b09" officeooo:paragraph-rsid="00047b09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rsid="00018d76" officeooo:paragraph-rsid="00047b0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ab88f" officeooo:paragraph-rsid="00047b0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ab88f" officeooo:paragraph-rsid="00047b0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ab88f" officeooo:paragraph-rsid="00047b0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047b09"/>
    </style:style>
    <style:style style:name="T1" style:family="text">
      <style:text-properties fo:language="ru" fo:country="RU" officeooo:rsid="00018d76"/>
    </style:style>
    <style:style style:name="T2" style:family="text">
      <style:text-properties fo:language="ru" fo:country="RU" officeooo:rsid="00049176"/>
    </style:style>
    <style:style style:name="T3" style:family="text">
      <style:text-properties fo:language="ru" fo:country="RU" officeooo:rsid="0006a546"/>
    </style:style>
    <style:style style:name="T4" style:family="text">
      <style:text-properties fo:language="ru" fo:country="RU" officeooo:rsid="0005893d"/>
    </style:style>
    <style:style style:name="T5" style:family="text">
      <style:text-properties fo:language="ru" fo:country="RU" officeooo:rsid="00047b09"/>
    </style:style>
    <style:style style:name="T6" style:family="text">
      <style:text-properties fo:font-variant="normal" fo:text-transform="none" fo:color="#172b4d" loext:opacity="100%" style:font-name="apple-system" fo:font-size="10.5pt" fo:letter-spacing="normal" fo:language="ru" fo:country="RU" fo:font-style="normal" fo:font-weight="normal" officeooo:rsid="00018d76"/>
    </style:style>
    <style:style style:name="T7" style:family="text">
      <style:text-properties style:font-name="Times New Roman" fo:font-size="14pt" fo:language="ru" fo:country="RU" fo:font-weight="normal" officeooo:rsid="00018d76" style:font-size-asian="12.25pt" style:font-weight-asian="normal" style:font-size-complex="14pt" style:font-weight-complex="normal"/>
    </style:style>
    <style:style style:name="T8" style:family="text">
      <style:text-properties style:font-name="Times New Roman" fo:font-size="14pt" fo:language="ru" fo:country="RU" fo:font-weight="normal" officeooo:rsid="00047b09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Артефакты</text:p>
      <text:p text:style-name="P4">Модуль: <text:span text:style-name="T1">Вход</text:span>.</text:p>
      <text:p text:style-name="P6"><text:span text:style-name="T7">Артефакты: </text:span><text:span text:style-name="T8">контракт с клиентом, территория, на которой будет производится выполнение контракта.</text:span></text:p>
      <text:p text:style-name="P4">Модуль: <text:span text:style-name="T1">Упраление</text:span>.</text:p>
      <text:p text:style-name="P5">Артефакты: <text:span text:style-name="T5">сотрудники, инвентарь, задание, место выполнение контракта.</text:span></text:p>
      <text:p text:style-name="P4">Модуль: <text:span text:style-name="T1">Выход</text:span>.</text:p>
      <text:p text:style-name="P5">Артефакты: <text:span text:style-name="T5">выполненный контракт, отчёт о проделанной работе.</text:span></text:p>
      <text:p text:style-name="P2">Интерфейс</text:p>
      <text:p text:style-name="P1">Для общение между сотрудниками, клиентом и начальсвом используется электронная почта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apple-system" svg:font-family="apple-system, BlinkMacSystemFont, 'Segoe UI', Roboto, 'Noto Sans', Ubuntu, 'Droid Sans', 'Helvetica Neue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0-30T11:09:38.787000000</dc:date>
    <meta:editing-duration>PT10M52S</meta:editing-duration>
    <meta:editing-cycles>3</meta:editing-cycles>
    <meta:document-statistic meta:table-count="0" meta:image-count="0" meta:object-count="0" meta:page-count="1" meta:paragraph-count="9" meta:word-count="43" meta:character-count="373" meta:non-whitespace-character-count="339"/>
  </office:meta>
</office:document-meta>
</file>